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5.786cm"/>
    </style:style>
    <style:style style:name="co3" style:family="table-column">
      <style:table-column-properties fo:break-before="auto" style:column-width="1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541-rebuild_bom" table:style-name="ta1" table:print-ranges="'1541-rebuild_bom'.A1:'1541-rebuild_bom'.C2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 30 Apr 2020 20:06:55 CEST</text:p>
          </table:table-cell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4+dfsg1-1</text:p>
          </table:table-cell>
          <table:table-cell table:style-name="Default"/>
        </table:table-row>
        <table:table-row table:style-name="ro1">
          <table:table-cell office:value-type="string" calcext:value-type="string">
            <text:p>Version:</text:p>
          </table:table-cell>
          <table:table-cell table:style-name="ce2" office:value-type="string" calcext:value-type="string">
            <text:p>1.4.0</text:p>
          </table:table-cell>
          <table:table-cell table:style-name="Default"/>
        </table:table-row>
        <table:table-row table:style-name="ro1">
          <table:table-cell table:style-name="Default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1284P-P + <text:span text:style-name="T1">Sockel</text:span>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VIA6522 + <text:span text:style-name="T1">Sockel</text:span>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Connector_IDC:IDC-Header_2x03_P2.54mm_Vertica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ESET_1541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 Card Modul Connector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EXT_5V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Connector_IDC:IDC-Header_2x05_P2.54mm_Vertic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IA_PIN_1-20</text:p>
          </table:table-cell>
          <table:table-cell office:value-type="string" calcext:value-type="string">
            <text:p>Connector_PinHeader_2.54mm:PinHeader_1x20_P2.54mm_Vertica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IA_PIN_21-40</text:p>
          </table:table-cell>
          <table:table-cell office:value-type="string" calcext:value-type="string">
            <text:p>Connector_PinHeader_2.54mm:PinHeader_1x20_P2.54mm_Vertica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PUSH_6mm_H5mm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Oscillator:Oscillator_DIP-14_LargePad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CD Modul</text:p>
          </table:table-cell>
          <table:table-cell office:value-type="string" calcext:value-type="string">
            <text:p>20 Zeichen x 4 Spalten</text:p>
          </table:table-cell>
          <table:table-cell office:value-type="string" calcext:value-type="string">
            <text:p>HD44780 2004 LCD Display Modul Anzeige 4x20 Zeichen</text:p>
          </table:table-cell>
        </table:table-row>
        <table:table-row table:style-name="ro1">
          <table:table-cell office:value-type="string" calcext:value-type="string">
            <text:p>SD Card Modul</text:p>
          </table:table-cell>
          <table:table-cell office:value-type="string" calcext:value-type="string">
            <text:p>inkl. Pegelanpassung 3,3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20:57:55.4414861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30T21:19:48.601483793</dc:date>
    <meta:editing-duration>PT27M53S</meta:editing-duration>
    <meta:editing-cycles>8</meta:editing-cycles>
    <meta:generator>LibreOffice/6.3.5.2$Linux_X86_64 LibreOffice_project/30$Build-2</meta:generator>
    <meta:print-date>2020-04-30T20:15:56.841337844</meta:print-date>
    <meta:document-statistic meta:table-count="1" meta:cell-count="71" meta:object-count="0"/>
  </office:meta>
</office:document-meta>
</file>